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38%" style:writing-mode="lr-tb"/>
      <style:text-properties fo:font-size="16pt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37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0" style:family="paragraph" style:parent-style-name="Table_20_Contents" style:list-style-name="L2"/>
    <style:style style:name="P41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42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43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44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3" style:family="text">
      <style:text-properties fo:background-color="#66ff00"/>
    </style:style>
    <style:style style:name="T4" style:family="text">
      <style:text-properties fo:font-size="14pt"/>
    </style:style>
    <style:style style:name="T5" style:family="text">
      <style:text-properties fo:font-size="14pt" style:font-name-asian="Arial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style:font-name="Verdana"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4405731366521409075" text:style-name="L1">
        <text:list-item>
          <text:p text:style-name="P22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5827811615751992044" text:style-name="L2">
              <text:list-item>
                <text:p text:style-name="P41">ひとつひとつに</text:p>
              </text:list-item>
              <text:list-item>
                <text:p text:style-name="P41">宿っている、とされる</text:p>
              </text:list-item>
              <text:list-item>
                <text:p text:style-name="P41">超自然的な</text:p>
              </text:list-item>
              <text:list-item>
                <text:p text:style-name="P40"><text:span text:style-name="T5">存在</text:span><text:span text:style-name="T5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2764902045909087917" text:style-name="L3">
              <text:list-item>
                <text:p text:style-name="P42">万物の</text:p>
              </text:list-item>
              <text:list-item>
                <text:p text:style-name="P42">根源をなしている、とされる</text:p>
              </text:list-item>
              <text:list-item>
                <text:p text:style-name="P42">不思議な</text:p>
              </text:list-item>
              <text:list-item>
                <text:p text:style-name="P42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3717843544515409800" text:style-name="L4">
              <text:list-item>
                <text:p text:style-name="P43">肉体から</text:p>
              </text:list-item>
              <text:list-item>
                <text:p text:style-name="P43">解放された</text:p>
              </text:list-item>
              <text:list-item>
                <text:p text:style-name="P43">自由な</text:p>
              </text:list-item>
              <text:list-item>
                <text:p text:style-name="P43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5457127730798959560" text:style-name="L5">
              <text:list-item>
                <text:p text:style-name="P44">「 と こ よ (<text:span text:style-name="T6">常世</text:span>)」 に</text:p>
              </text:list-item>
              <text:list-item>
                <text:p text:style-name="P44">旅立った</text:p>
              </text:list-item>
              <text:list-item>
                <text:p text:style-name="P44">霊魂<text:span text:style-name="T6">　=&gt;　「しょうりょう」</text:span></text:p>
              </text:list-item>
            </text:list>
          </table:table-cell>
        </table:table-row>
      </table:table>
      <text:list xml:id="list29673762" text:continue-list="list4405731366521409075" text:style-name="L1">
        <text:list-item>
          <text:list>
            <text:list-item>
              <text:p text:style-name="P36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22"><text:span text:style-name="T6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5018586016942404438" text:style-name="L6">
        <text:list-item>
          <text:p text:style-name="P23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3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3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3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3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3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5088693717054681578" text:style-name="L7">
        <text:list-item>
          <text:p text:style-name="P37">ナホム</text:p>
          <text:list>
            <text:list-item>
              <text:p text:style-name="P24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4"/>
            </text:list-item>
          </text:list>
        </text:list-item>
      </text:list>
      <text:p text:style-name="P4"/>
      <text:p text:style-name="P4">[next]</text:p>
      <text:list xml:id="list5607025449245687641" text:style-name="L8">
        <text:list-item>
          <text:p text:style-name="P25"/>
        </text:list-item>
      </text:list>
      <text:p text:style-name="P4"/>
      <text:p text:style-name="P4"/>
      <text:p text:style-name="P4"/>
      <text:p text:style-name="P4">[<text:span text:style-name="T3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3441550793382382165" text:style-name="L9">
        <text:list-item>
          <text:p text:style-name="P26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6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6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8345081384363490995" text:style-name="L10">
        <text:list-item>
          <text:p text:style-name="P27">ANY</text:p>
        </text:list-item>
      </text:list>
      <text:p text:style-name="P4"/>
      <text:p text:style-name="P4"/>
      <text:p text:style-name="P4"/>
      <text:p text:style-name="P4">[<text:span text:style-name="T3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6875503695648515794" text:style-name="L11">
        <text:list-item>
          <text:p text:style-name="P38">サラスヴァティー</text:p>
          <text:list>
            <text:list-item>
              <text:p text:style-name="P38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38"/>
            </text:list-item>
            <text:list-item>
              <text:p text:style-name="P38"/>
            </text:list-item>
          </text:list>
        </text:list-item>
      </text:list>
      <text:p text:style-name="P4"/>
      <text:p text:style-name="P4">[next]</text:p>
      <text:list xml:id="list12234872128577773" text:style-name="L12">
        <text:list-item>
          <text:p text:style-name="P28">ANY</text:p>
        </text:list-item>
      </text:list>
      <text:p text:style-name="P4"/>
      <text:p text:style-name="P4"/>
      <text:p text:style-name="P4">[<text:span text:style-name="T3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7410715405777517759" text:style-name="L13">
        <text:list-item>
          <text:p text:style-name="P29">kabir</text:p>
          <text:list>
            <text:list-item>
              <text:p text:style-name="P29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29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13710890418802923" text:style-name="L14">
        <text:list-item>
          <text:p text:style-name="P30">==&gt; see docs</text:p>
        </text:list-item>
      </text:list>
      <text:p text:style-name="P4"/>
      <text:p text:style-name="P4"/>
      <text:p text:style-name="P4"/>
      <text:p text:style-name="P4">[<text:span text:style-name="T3">/ 20191216_085336</text:span>]</text:p>
      <text:p text:style-name="P4"/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2624890529783285424" text:style-name="L15">
        <text:list-item>
          <text:p text:style-name="P31">Indian traditional music</text:p>
          <text:list>
            <text:list-item>
              <text:p text:style-name="P31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31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4232375979309381810" text:style-name="L16">
        <text:list-item>
          <text:p text:style-name="P32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3">/ 20191216_102716</text:span>]</text:p>
      <text:p text:style-name="P4"/>
      <text:p text:style-name="P11"/>
      <text:p text:style-name="P12">---------------------------------------------------------------------------</text:p>
      <text:p text:style-name="P14">res free# JVEMV6 37#20_7 / 37. miscs / 20. philosophy / XXXX</text:p>
      <text:p text:style-name="P4"/>
      <text:p text:style-name="P4">[do]</text:p>
      <text:list xml:id="list7305105558675538136" text:style-name="L19">
        <text:list-item>
          <text:p text:style-name="P19"><text:a xlink:type="simple" xlink:href="https://hi.wikipedia.org/wiki/कब" text:style-name="Internet_20_link" text:visited-style-name="Visited_20_Internet_20_Link">https://hi.wikipedia.org/wiki/कब</text:a><text:span text:style-name="T2">ीर </text:span></text:p>
        </text:list-item>
      </text:list>
      <text:p text:style-name="P4"/>
      <text:p text:style-name="P4">[next]</text:p>
      <text:list xml:id="list8996096579127408246" text:style-name="L17">
        <text:list-item>
          <text:p text:style-name="P33">==&gt; see doc</text:p>
        </text:list-item>
      </text:list>
      <text:p text:style-name="P4"/>
      <text:p text:style-name="P4"/>
      <text:p text:style-name="P4"/>
      <text:p text:style-name="P4">[<text:span text:style-name="T3">/ 20191217_094630</text:span>]</text:p>
      <text:p text:style-name="P4"/>
      <text:p text:style-name="P4"/>
      <text:p text:style-name="P11">@@@</text:p>
      <text:p text:style-name="P12">---------------------------------------------------------------------------</text:p>
      <text:p text:style-name="P14">res free# JVEMV6 37#20_8 / 37. miscs / 20. philosophy / XXXX</text:p>
      <text:p text:style-name="P4"/>
      <text:p text:style-name="P4">[do]</text:p>
      <text:list xml:id="list29662584" text:continue-list="list29673762" text:style-name="L1">
        <text:list-item>
          <text:p text:style-name="P22"/>
        </text:list-item>
      </text:list>
      <text:p text:style-name="P4"/>
      <text:p text:style-name="P4">[next]</text:p>
      <text:list xml:id="list1284103997984751319" text:style-name="L20">
        <text:list-item>
          <text:p text:style-name="P35"/>
        </text:list-item>
      </text:list>
      <text:p text:style-name="P4"/>
      <text:p text:style-name="P4"/>
      <text:p text:style-name="P4"/>
      <text:p text:style-name="P4">[<text:span text:style-name="T3">/ XXX</text:span>]</text:p>
      <text:p text:style-name="P4"/>
      <text:p text:style-name="P4"/>
      <text:p text:style-name="P4"/>
      <text:p text:style-name="P4"/>
      <text:p text:style-name="P3"><text:soft-page-break/></text:p>
      <text:p text:style-name="P1"/>
      <text:p text:style-name="P10">----------------------------------------------- [TEMPLATE] 20191203_084752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29665996" text:continue-list="list29662584" text:style-name="L1">
        <text:list-item>
          <text:p text:style-name="P22"/>
        </text:list-item>
      </text:list>
      <text:p text:style-name="P4"/>
      <text:p text:style-name="P4">[next]</text:p>
      <text:list xml:id="list2621884459622956911" text:style-name="L18">
        <text:list-item>
          <text:p text:style-name="P34"/>
        </text:list-item>
      </text:list>
      <text:p text:style-name="P4"/>
      <text:p text:style-name="P4"/>
      <text:p text:style-name="P4"/>
      <text:p text:style-name="P4">[<text:span text:style-name="T3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7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7T09:46:51.90</dc:date>
    <dc:creator>iwabuchi ken</dc:creator>
    <meta:editing-duration>PT6H4M56S</meta:editing-duration>
    <meta:editing-cycles>18</meta:editing-cycles>
    <meta:generator>OpenOffice/4.1.3$Win32 OpenOffice.org_project/413m1$Build-9783</meta:generator>
    <meta:document-statistic meta:table-count="3" meta:image-count="0" meta:object-count="0" meta:page-count="5" meta:paragraph-count="101" meta:word-count="484" meta:character-count="3257"/>
  </office:meta>
</office:document-meta>
</file>